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cf90" officeooo:paragraph-rsid="001fcf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g O Analysis:</text:p>
      <text:p text:style-name="P1"/>
      <text:p text:style-name="P1">Add Front:</text:p>
      <text:p text:style-name="P1"/>
      <text:p text:style-name="P1"><text:tab/>BigO=1</text:p>
      <text:p text:style-name="P1"><text:tab/>In this function, the code will only run through one time with no loops being used, thus the big o will simply be 1</text:p>
      <text:p text:style-name="P1"/>
      <text:p text:style-name="P1">AddRear:</text:p>
      <text:p text:style-name="P1"/>
      <text:p text:style-name="P1"><text:tab/>BigO=1</text:p>
      <text:p text:style-name="P1"><text:tab/>In this function, the code will only run through one time with no loops being used, thus the big o will simply be 1</text:p>
      <text:p text:style-name="P1"/>
      <text:p text:style-name="P1">AddAt</text:p>
      <text:p text:style-name="P1"/>
      <text:p text:style-name="P1"><text:tab/>BigO=i</text:p>
      <text:p text:style-name="P1"><text:tab/>In this function, there is a single for loop that goes from 0 to I, thus, the bigO is equal to i</text:p>
      <text:p text:style-name="P1"/>
      <text:p text:style-name="P1">Remove</text:p>
      <text:p text:style-name="P1"/>
      <text:p text:style-name="P1"><text:tab/>BigO=i</text:p>
      <text:p text:style-name="P1"><text:tab/>In this function, there is a single for loop that goes from 0 to I, thus, the bigO is equal to i</text:p>
      <text:p text:style-name="P1"/>
      <text:p text:style-name="P1">At</text:p>
      <text:p text:style-name="P1"/>
      <text:p text:style-name="P1"><text:tab/>BigO=i</text:p>
      <text:p text:style-name="P1"><text:tab/>In this function, there is a single for loop that goes from 0 to I, thus, the bigO is equal to i</text:p>
      <text:p text:style-name="P1"/>
      <text:p text:style-name="P1">Contains</text:p>
      <text:p text:style-name="P1"/>
      <text:p text:style-name="P1"><text:tab/>Let N=number of nodes</text:p>
      <text:p text:style-name="P1"><text:tab/>BigO=n</text:p>
      <text:p text:style-name="P1"><text:tab/>This function uses a while loop, it will cycle through every node until it finds a match.</text:p>
      <text:p text:style-name="P1"/>
      <text:p text:style-name="P1">Size</text:p>
      <text:p text:style-name="P1"/>
      <text:p text:style-name="P1"><text:tab/>Let N=number of nodes</text:p>
      <text:p text:style-name="P1"><text:tab/>BigO=n</text:p>
      <text:p text:style-name="P1"><text:tab/>This function uses a single while loop to cycle through every node and count the total number of nodes. </text:p>
      <text:p text:style-name="P1"/>
      <text:p text:style-name="P1">Swap</text:p>
      <text:p text:style-name="P1"/>
      <text:p text:style-name="P1"><text:tab/>Let N=number of nodes</text:p>
      <text:p text:style-name="P1"><text:tab/>BigO=n</text:p>
      <text:p text:style-name="P1"><text:tab/>Swap will use a while loop just to find the necessary swappable items from the list.</text:p>
      <text:p text:style-name="P1"><text:tab/></text:p>
      <text:p text:style-name="P1"/>
      <text:p text:style-name="P1">Shuffle</text:p>
      <text:p text:style-name="P1"/>
      <text:p text:style-name="P1"><text:tab/>BigO=n*n</text:p>
      <text:p text:style-name="P1"><text:soft-page-break/><text:tab/>This function is interesting, as it calls a functions with a while loop each time that the function runs, and the function will run n number of times, thus its big o will be n(from the size function)*n(the number of times the function will recurse)</text:p>
      <text:p text:style-name="P1"/>
      <text:p text:style-name="P1">isPalindrome</text:p>
      <text:p text:style-name="P1"><text:tab/></text:p>
      <text:p text:style-name="P1"><text:tab/>Let N=number of nodes</text:p>
      <text:p text:style-name="P1"><text:tab/>BigO=n</text:p>
      <text:p text:style-name="P1"><text:tab/>this function will use one while loop, and pass through the list from both sides checking if they are equivalent at every point.</text:p>
      <text:p text:style-name="P1"/>
      <text:p text:style-name="P1">getKthFromRear</text:p>
      <text:p text:style-name="P1"><text:tab/></text:p>
      <text:p text:style-name="P1"><text:tab/>BigO=i</text:p>
      <text:p text:style-name="P1"><text:tab/>This function uses a for loop from 0 to I where I is an index to look for, once the index is found it is returned.</text:p>
      <text:p text:style-name="P1"/>
      <text:p text:style-name="P1">Remove Duplicates</text:p>
      <text:p text:style-name="P1"/>
      <text:p text:style-name="P1"><text:tab/>Let N=number of nodes</text:p>
      <text:p text:style-name="P1"><text:tab/>BigO=n*n</text:p>
      <text:p text:style-name="P1"><text:tab/>This function uses 2 while loops, the first passes through each member of the list, and the interior while loop checks if there is anything after that item in the list that matches it, and that item is removed from the list. <text:s/>Using nested loops, while loops especially, result as having a n*n bigO</text:p>
      <text:p text:style-name="P1"/>
      <text:p text:style-name="P1">Reverse</text:p>
      <text:p text:style-name="P1"/>
      <text:p text:style-name="P1"><text:tab/>Let N=number of nodes</text:p>
      <text:p text:style-name="P1"><text:tab/>BigO=n</text:p>
      <text:p text:style-name="P1"><text:tab/>This function passes through the list just one time, and switches the prev and next values, but to make sure that every value is covered, a while loop has to be employed (or use the size function and get an n+n bigO</text:p>
      <text:p text:style-name="P1"/>
      <text:p text:style-name="P1">Count.</text:p>
      <text:p text:style-name="P1"/>
      <text:p text:style-name="P1"><text:tab/>Let N=number of nodes</text:p>
      <text:p text:style-name="P1"><text:tab/>BigO=n</text:p>
      <text:p text:style-name="P1"><text:tab/>This function has to check every item in the list and check it against the search item. <text:s/>Each time that the character is found, the counter is incremented.</text:p>
      <text:p text:style-name="P1">As it is a single while loop, the bigO will be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8T04:36:56.119560051</meta:creation-date>
    <meta:print-date>2013-11-08T05:03:41.964043947</meta:print-date>
    <dc:date>2013-11-08T05:10:03.250638292</dc:date>
    <meta:editing-duration>PT11M3S</meta:editing-duration>
    <meta:editing-cycles>1</meta:editing-cycles>
    <meta:document-statistic meta:table-count="0" meta:image-count="0" meta:object-count="0" meta:page-count="2" meta:paragraph-count="54" meta:word-count="457" meta:character-count="2399" meta:non-whitespace-character-count="1952"/>
    <meta:generator>LibreOffice/4.1.0.4$Linux_X86_64 LibreOffice_project/410m0$Build-4</meta:generator>
  </office:meta>
</office:document-meta>
</file>